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40824843" text:style-name="L1">
        <text:list-item>
          <text:p text:style-name="P1">Introduction 1.1 Contexte et objectifs de la recherche 1.2 Méthodologie adoptée 1.3 Structure du mémoire</text:p>
        </text:list-item>
      </text:list>
      <text:list xml:id="list565845528" text:style-name="L2">
        <text:list-item>
          <text:p text:style-name="P2">Revue de littérature et cadre théorique 2.1 Définition de la fraude douanière et état de l'art 2.2 Concepts de base en détection de fraude et classification 2.3 Choix du modèle de détection de fraude</text:p>
        </text:list-item>
        <text:list-item>
          <text:p text:style-name="P2">Description du jeu de données et prétraitement 3.1 Caractéristiques du jeu de données et distribution de la variable à expliquer 3.2 Analyse exploratoire des données 3.3 Prétraitement des données pour la modélisation</text:p>
        </text:list-item>
        <text:list-item>
          <text:p text:style-name="P2">Modélisation 4.1 Sélection d'algorithmes de classification 4.2 Entraînement de plusieurs modèles sur l'ensemble d'entraînement 4.3 Évaluation des performances des modèles sur l'ensemble de test</text:p>
        </text:list-item>
        <text:list-item>
          <text:p text:style-name="P2">Déploiement du modèle avec Django 5.1 Présentation de Django et ses avantages pour le déploiement de modèles 5.2 Création d'une application web avec Django 5.3 Intégration du modèle de détection de fraude dans l'application 5.4 Interface utilisateur pour soumettre des déclarations douanières 5.5 Déploiement de l'application sur un serveur</text:p>
        </text:list-item>
        <text:list-item>
          <text:p text:style-name="P2">Interprétation des résultats et conclusion 6.1 Analyse des performances et comparaison des modèles 6.2 Identification des caractéristiques les plus influentes dans la détection de fraude 6.3 Perspectives pour les futures améliorations de l'application</text:p>
        </text:list-item>
      </text:list>
      <text:list xml:id="list175308717327511" text:continue-list="list3740824843" text:style-name="L1">
        <text:list-item>
          <text:p text:style-name="P1"/>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6T17:49:40.055412206</meta:creation-date>
    <dc:date>2023-08-06T17:53:07.464268699</dc:date>
    <meta:editing-duration>PT3M27S</meta:editing-duration>
    <meta:editing-cycles>2</meta:editing-cycles>
    <meta:generator>LibreOffice/7.3.7.2$Linux_X86_64 LibreOffice_project/30$Build-2</meta:generator>
    <meta:document-statistic meta:table-count="0" meta:image-count="0" meta:object-count="0" meta:page-count="1" meta:paragraph-count="7" meta:word-count="194" meta:character-count="1317" meta:non-whitespace-character-count="1136"/>
  </office:meta>
</office:document-meta>
</file>